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text-properties style:font-name="Tahoma" fo:font-weight="bold" style:font-weight-asian="bold" style:font-weight-complex="bold"/>
    </style:style>
    <style:style style:name="P3" style:family="paragraph" style:parent-style-name="Standard">
      <style:text-properties style:font-name="Tahoma" fo:font-weight="normal" style:font-weight-asian="normal" style:font-weight-complex="normal"/>
    </style:style>
    <style:style style:name="P4" style:family="paragraph" style:parent-style-name="Standard">
      <style:text-properties style:font-name="Tahoma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Tahoma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Tahoma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Rating</text:span><text:span text:style-name="T1">:</text:span></text:p>
      <text:p text:style-name="P2"><text:span text:style-name="T3">Rating</text:span><text:span text:style-name="T1"> eines </text:span><text:span text:style-name="T3">Users</text:span><text:span text:style-name="T5"> zu einem </text:span><text:span text:style-name="T3">Medium</text:span><text:span text:style-name="T5">. Wenn ein </text:span><text:span text:style-name="T3">User </text:span><text:span text:style-name="T5">sich ein </text:span><text:span text:style-name="T3">Medium </text:span><text:span text:style-name="T5">anzeigen lässt, kann er hierzu ein </text:span><text:span text:style-name="T3">Rating </text:span><text:span text:style-name="T5">abgeben. Das </text:span><text:span text:style-name="T3">Rating</text:span><text:span text:style-name="T5"> beinhaltet eine Wertung von 1 bis 5, wobei 5 für sehr gut steht und zur Favorisieriung des </text:span><text:span text:style-name="T3">Mediums</text:span><text:span text:style-name="T5"> seitens des </text:span><text:span text:style-name="T3">Users</text:span><text:span text:style-name="T5"> führt. Die übrigen Bewertungsstufen sind dann absteigend zu interpretieren. </text:span><text:span text:style-name="T3">Ratings</text:span><text:span text:style-name="T5"> werden dann zu </text:span><text:span text:style-name="T3">Medien</text:span><text:span text:style-name="T5"> angezeigt. Zu einem </text:span><text:span text:style-name="T3">Medium</text:span><text:span text:style-name="T5"> kann ein </text:span><text:span text:style-name="T3">User</text:span><text:span text:style-name="T5"> nur genau ein </text:span><text:span text:style-name="T3">Rating</text:span><text:span text:style-name="T5"> angeben, dieses jedoch später noch korrigieren. Bei einer Korrektur einer Wertungsstufe von 5 nach unten wird die Favorisierung wieder aufgehoben.</text:span></text:p>
      <text:p text:style-name="P2"><text:span text:style-name="T5"/></text:p>
      <text:p text:style-name="P2"><text:span text:style-name="T4">Application:</text:span></text:p>
      <text:p text:style-name="P4">Application <text:span text:style-name="T4">eines </text:span>artist<text:span text:style-name="T4"> an ein </text:span>Label <text:span text:style-name="T4">bzw. eines </text:span>Labels <text:span text:style-name="T4">über einen seiner </text:span>label-manager <text:span text:style-name="T4">an einen </text:span>artist<text:span text:style-name="T4">. Jede </text:span>Application<text:span text:style-name="T4"> weiß, ob ihr Ursprung ein </text:span>artist <text:span text:style-name="T4">oder ein </text:span>Label<text:span text:style-name="T4"> ist, sodass nur sinnvolle </text:span>Applications<text:span text:style-name="T4"> zustandekommen; darüber hinaus ist Ursprung einer </text:span>Application<text:span text:style-name="T4"> natürlich nur genau ein </text:span>artist <text:span text:style-name="T4">bzw. genau ein </text:span>Label<text:span text:style-name="T4">. Der von der </text:span>Application<text:span text:style-name="T4"> getroffene </text:span>artist<text:span text:style-name="T4"> bzw. das getroffene </text:span>Label<text:span text:style-name="T4"> hat dann die Möglichkeit, diese Anfrage abzulehnen oder zu akzeptieren, wodurch der </text:span>artist<text:span text:style-name="T4"> dem </text:span>Label<text:span text:style-name="T4"> zugeordnet wird. Dies führt dazu, dass das </text:span>Label <text:span text:style-name="T9">(</text:span><text:span text:style-name="T6">durch einen </text:span><text:span text:style-name="T10">label-manager</text:span><text:span text:style-name="T6">) im Namen des</text:span><text:span text:style-name="T10"> artist</text:span><text:span text:style-name="T6"> </text:span><text:span text:style-name="T10">Medien</text:span><text:span text:style-name="T6"> veröffentlichen und seine </text:span><text:span text:style-name="T10">Medien</text:span><text:span text:style-name="T6"> in </text:span><text:span text:style-name="T10">Alben</text:span><text:span text:style-name="T6"> unterbringen kann.</text:span></text:p>
      <text:p text:style-name="P4"><text:span text:style-name="T4"/></text:p>
      <text:p text:style-name="P5"><text:span text:style-name="T4">Label:</text:span></text:p>
      <text:p text:style-name="P6">Ein <text:span text:style-name="T2">Label </text:span>wird von <text:span text:style-name="T2">label-managern </text:span>verwaltet. Ihm sind <text:span text:style-name="T2">artists</text:span> <text:s/>zugeordnet, deren <text:span text:style-name="T2">Medien</text:span> sowohl bei ihnen selbst, als auch beim jeweiligen <text:span text:style-name="T2">Label</text:span>, dem das <text:span text:style-name="T2">Medium</text:span> zugeordnet ist, angezeigt werden. <text:span text:style-name="T2">Labels </text:span>können von <text:span text:style-name="T2">artists</text:span> <text:span text:style-name="T2">Applications</text:span> erhalten, jedoch auch an diese versenden, wodurch sie dann einander zugeordnet werden. Ein <text:span text:style-name="T2">Label </text:span>kann von beliebig vielen <text:span text:style-name="T2">artists </text:span>bzw. an beliebig viele <text:span text:style-name="T2">artists Applications </text:span>versenden, somit können einem <text:span text:style-name="T2">Label </text:span><text:span text:style-name="T10">auch beliebig viele Künstler zugeordnet sein.</text:span> <text:span text:style-name="T2">News, </text:span>die der <text:span text:style-name="T2">label-manager </text:span>für das <text:span text:style-name="T2">Label </text:span>erstellt, werden auf der Seite des <text:span text:style-name="T2">Labels</text:span> angezeigt und <text:span text:style-name="T2">followern</text:span> zur Einsicht angezeigt. Ein <text:span text:style-name="T2">Label </text:span>ist hierbei immer alleiniger Ursprung einer <text:span text:style-name="T2">News</text:span>. Es muss über mindestens einen <text:span text:style-name="T2">label-manager <text:s/></text:span>verfügen, um existieren zu können. </text:p>
      <text:p text:style-name="P3"><text:span text:style-name="T4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10:55:07.17</meta:creation-date>
    <dc:date>2014-02-20T11:38:58.09</dc:date>
    <meta:editing-duration>PT28M33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1" meta:paragraph-count="6" meta:word-count="297" meta:character-count="2002"/>
  </office:meta>
</office:document-meta>
</file>